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1cm" fo:min-width="0.008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01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02cm" svg:stroke-color="#ffffff" draw:marker-start-width="0.356cm" draw:marker-end-width="0.35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000000" draw:fill="solid" draw:fill-color="#729fcf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61cm" fo:min-width="0.008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1cm" fo:min-width="0cm"/>
      <style:paragraph-properties style:writing-mode="lr-tb"/>
    </style:style>
    <style:style style:name="gr10" style:family="graphic" style:parent-style-name="objectwithoutfill">
      <style:graphic-properties svg:stroke-width="0.051cm" svg:stroke-color="#ffff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svg:stroke-color="#729fc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cm" fo:min-width="0.278cm"/>
    </style:style>
    <style:style style:name="gr14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85cm" fo:min-width="0.135cm"/>
    </style:style>
    <style:style style:name="gr15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2.29cm" fo:min-width="4.58cm"/>
      <style:paragraph-properties style:writing-mode="lr-tb"/>
    </style:style>
    <style:style style:name="gr16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461cm" fo:min-width="0.008cm"/>
    </style:style>
    <style:style style:name="gr1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135cm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729fc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8cm" svg:height="2.54cm" svg:x="14.817cm" svg:y="3.887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5.047cm" svg:y="5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4.657cm" svg:y="5.3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4.838cm" svg:y="5.1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4.837cm" svg:y="5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5.427cm 4.2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4.768cm" svg:y1="4.205cm" svg:x2="14.768cm" svg:y2="4.84cm">
            <text:p/>
          </draw:line>
        </draw:g>
        <draw:g>
          <draw:custom-shape draw:style-name="gr1" draw:text-style-name="P1" draw:layer="layout" svg:width="5.08cm" svg:height="2.54cm" svg:x="7.018cm" svg:y="1.687cm">
            <text:p text:style-name="P1"><text:span text:style-name="T1">Filter</text:span></text:p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62cm" svg:height="0.762cm" svg:x="12.328cm" svg:y="3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08cm" svg:height="0.711cm" svg:x="11.938cm" svg:y="3.1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362cm" svg:height="0.366cm" svg:x="12.119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362cm" svg:height="0.366cm" svg:x="12.118cm" svg:y="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635cm" svg:height="0.635cm" draw:transform="rotate (-1.5707963267949) translate (7.628cm 2.0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layout" svg:x1="6.99cm" svg:y1="2.005cm" svg:x2="6.99cm" svg:y2="2.64cm">
            <text:p/>
          </draw:line>
          <draw:custom-shape draw:style-name="gr11" draw:text-style-name="P5" draw:layer="layout" svg:width="0.635cm" svg:height="0.635cm" draw:transform="rotate (-1.5707963267949) translate (12.736cm 2.0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4" draw:layer="layout" svg:x1="12.098cm" svg:y1="2.006cm" svg:x2="12.098cm" svg:y2="2.641cm">
            <text:p/>
          </draw:line>
        </draw:g>
        <draw:g>
          <draw:custom-shape draw:style-name="gr1" draw:text-style-name="P1" draw:layer="layout" svg:width="5.08cm" svg:height="2.54cm" svg:x="2.006cm" svg:y="8.787cm">
            <text:p text:style-name="P1"><text:span text:style-name="T1">Filter</text:span></text:p>
            <text:p text:style-name="P1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35cm" svg:height="0.635cm" draw:transform="rotate (-1.5707963267949) translate (2.616cm 9.1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layout" svg:x1="1.978cm" svg:y1="9.105cm" svg:x2="1.978cm" svg:y2="9.74cm">
            <text:p/>
          </draw:line>
          <draw:custom-shape draw:style-name="gr11" draw:text-style-name="P5" draw:layer="layout" svg:width="0.635cm" svg:height="0.635cm" draw:transform="rotate (-1.5707963267949) translate (7.724cm 9.1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4" draw:layer="layout" svg:x1="7.086cm" svg:y1="9.106cm" svg:x2="7.086cm" svg:y2="9.741cm">
            <text:p/>
          </draw:line>
          <draw:custom-shape draw:style-name="gr13" draw:text-style-name="P7" draw:layer="layout" svg:width="0.952cm" svg:height="0.635cm" svg:x="7.037cm" svg:y="10.36cm">
            <text:p/>
            <draw:enhanced-geometry svg:viewBox="0 0 21600 21600" draw:text-areas="0 ?f0 ?f5 ?f2" draw:type="right-arrow" draw:modifiers="11128.6463798531 6724.5283018867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2" draw:text-style-name="P4" draw:layer="layout" svg:x1="7.043cm" svg:y1="10.406cm" svg:x2="7.043cm" svg:y2="11.041cm">
            <text:p/>
          </draw:line>
        </draw:g>
        <draw:g>
          <draw:custom-shape draw:style-name="gr1" draw:text-style-name="P1" draw:layer="layout" svg:width="5.08cm" svg:height="2.54cm" svg:x="8.806cm" svg:y="9.687cm">
            <text:p text:style-name="P1"><text:span text:style-name="T1">Filter</text:span></text:p>
            <text:p text:style-name="P1"><text:span text:style-name="T1">Q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62cm" svg:height="0.762cm" svg:x="14.116cm" svg:y="11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08cm" svg:height="0.711cm" svg:x="13.726cm" svg:y="11.1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362cm" svg:height="0.366cm" svg:x="13.907cm" svg:y="10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362cm" svg:height="0.366cm" svg:x="13.906cm" svg:y="11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35cm" svg:height="0.635cm" svg:x="13.876cm" svg:y="10.01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4" draw:layer="layout" svg:x1="13.866cm" svg:y1="9.999cm" svg:x2="13.866cm" svg:y2="10.634cm">
            <text:p/>
          </draw:line>
        </draw:g>
        <draw:g>
          <draw:custom-shape draw:style-name="gr15" draw:text-style-name="P8" draw:layer="layout" svg:width="5.08cm" svg:height="2.54cm" svg:x="8.106cm" svg:y="5.787cm">
            <text:p text:style-name="P1"><text:span text:style-name="T1">Filter</text:span></text:p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762cm" svg:height="0.762cm" svg:x="13.416cm" svg:y="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draw:layer="layout" svg:width="0.508cm" svg:height="0.711cm" svg:x="13.026cm" svg:y="7.2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362cm" svg:height="0.366cm" svg:x="13.207cm" svg:y="7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362cm" svg:height="0.366cm" svg:x="13.206cm" svg:y="7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0" draw:layer="layout" svg:width="1.588cm" svg:height="0.635cm" draw:transform="rotate (1.5707963267949) translate (12.598cm 7.224cm)">
            <draw:text-box>
              <text:p><text:span text:style-name="T2">nofilter</text:span></text:p>
            </draw:text-box>
          </draw:frame>
        </draw:g>
        <draw:g>
          <draw:custom-shape draw:style-name="gr1" draw:text-style-name="P1" draw:layer="layout" svg:width="5.08cm" svg:height="2.54cm" svg:x="1.406cm" svg:y="4.687cm">
            <text:p text:style-name="P1"><text:span text:style-name="T1">Filter</text:span></text:p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0.635cm" svg:height="0.635cm" svg:x="1.388cm" svg:y="5.019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1.378cm" svg:y1="5.005cm" svg:x2="1.378cm" svg:y2="5.64cm">
            <text:p/>
          </draw:line>
          <draw:custom-shape draw:style-name="gr11" draw:text-style-name="P5" draw:layer="layout" svg:width="0.635cm" svg:height="0.635cm" draw:transform="rotate (-1.5707963267949) translate (7.124cm 5.0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4" draw:layer="layout" svg:x1="6.486cm" svg:y1="5.006cm" svg:x2="6.486cm" svg:y2="5.641cm">
            <text:p/>
          </draw:line>
          <draw:frame draw:style-name="gr18" draw:text-style-name="P10" draw:layer="layout" svg:width="1.588cm" svg:height="0.635cm" draw:transform="rotate (1.5707963267949) translate (5.957cm 7.266cm)">
            <draw:text-box>
              <text:p><text:span text:style-name="T2">defaul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08T14:54:47.076509927</meta:creation-date>
    <dc:date>2023-03-09T16:56:06.194633519</dc:date>
    <meta:editing-duration>PT40M54S</meta:editing-duration>
    <meta:editing-cycles>10</meta:editing-cycles>
    <meta:generator>LibreOffice/7.1.7.2$MacOSX_X86_64 LibreOffice_project/c6a4e3954236145e2acb0b65f68614365aeee33f</meta:generator>
    <meta:document-statistic meta:object-count="49"/>
  </office:meta>
</office:document-meta>
</file>